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a5942"/>
    </style:style>
    <style:style style:name="P2" style:family="paragraph" style:parent-style-name="Standard">
      <style:text-properties officeooo:rsid="000a5942" officeooo:paragraph-rsid="000c229f"/>
    </style:style>
    <style:style style:name="P3" style:family="paragraph" style:parent-style-name="Standard">
      <style:text-properties officeooo:rsid="000c229f"/>
    </style:style>
    <style:style style:name="P4" style:family="paragraph" style:parent-style-name="Standard">
      <style:text-properties officeooo:rsid="000c229f" officeooo:paragraph-rsid="000c229f"/>
    </style:style>
    <style:style style:name="P5" style:family="paragraph" style:parent-style-name="Standard">
      <style:paragraph-properties style:border-line-width-bottom="0.0047in 0.0047in 0.0047in" fo:padding="0.0291in" fo:border-left="none" fo:border-right="none" fo:border-top="none" fo:border-bottom="0.99pt double #000000" style:join-border="false"/>
      <style:text-properties officeooo:paragraph-rsid="000c229f"/>
    </style:style>
    <style:style style:name="P6" style:family="paragraph" style:parent-style-name="Standard">
      <style:paragraph-properties style:border-line-width-bottom="0.0047in 0.0047in 0.0047in" fo:padding="0.0291in" fo:border-left="none" fo:border-right="none" fo:border-top="none" fo:border-bottom="0.99pt double #000000" style:join-border="false"/>
      <style:text-properties officeooo:rsid="000a5942" officeooo:paragraph-rsid="000a5942"/>
    </style:style>
    <style:style style:name="P7" style:family="paragraph" style:parent-style-name="Standard">
      <style:paragraph-properties style:border-line-width-bottom="0.0047in 0.0047in 0.0047in" fo:padding="0.0291in" fo:border-left="none" fo:border-right="none" fo:border-top="none" fo:border-bottom="0.99pt double #000000" style:join-border="false"/>
      <style:text-properties officeooo:rsid="000c0865" officeooo:paragraph-rsid="000c0865"/>
    </style:style>
    <style:style style:name="T1" style:family="text">
      <style:text-properties officeooo:rsid="00092ef6"/>
    </style:style>
    <style:style style:name="T2" style:family="text">
      <style:text-properties officeooo:rsid="000a5942"/>
    </style:style>
    <style:style style:name="T3" style:family="text">
      <style:text-properties fo:font-weight="bold"/>
    </style:style>
    <style:style style:name="T4" style:family="text">
      <style:text-properties fo:font-weight="bold" officeooo:rsid="000a5942"/>
    </style:style>
    <style:style style:name="T5" style:family="text">
      <style:text-properties fo:font-weight="bold" officeooo:rsid="000c229f"/>
    </style:style>
    <style:style style:name="T6" style:family="text">
      <style:text-properties officeooo:rsid="000c229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firstmonday.org/ojs/index.php/fm/article/view/3316/2764" text:style-name="Internet_20_link" text:visited-style-name="Visited_20_Internet_20_Link"/></text:p>
      <text:p text:style-name="P1"/>
      <text:p text:style-name="P1"><text:tab/><text:tab/><text:tab/><text:tab/><text:tab/><text:span text:style-name="T6">OPEN DATA 0</text:span></text:p>
      <text:p text:style-name="P1"/>
      <text:p text:style-name="P1"/>
      <text:p text:style-name="P1"/>
      <text:p text:style-name="P1"/>
      <text:p text:style-name="P1"/>
      <text:p text:style-name="P5"><text:span text:style-name="T4">#</text:span><text:span text:style-name="T3">WIK</text:span><text:span text:style-name="T5">I - </text:span><text:span text:style-name="T3">Open data</text:span> is the idea that some data should be freely available to everyone to use and republish as they wish, without restrictions from <text:a xlink:type="simple" xlink:href="https://en.wikipedia.org/wiki/Copyright" text:style-name="Internet_20_link" text:visited-style-name="Visited_20_Internet_20_Link">copyright</text:a>, patents or other mechanisms of control.<text:bookmark text:name="cite_ref-1"/><text:a xlink:type="simple" xlink:href="https://en.wikipedia.org/wiki/Open_data#cite_note-1" text:style-name="Internet_20_link" text:visited-style-name="Visited_20_Internet_20_Link">[1]</text:a> The goals of the open data movement are similar to those of other "open" movements such as <text:a xlink:type="simple" xlink:href="https://en.wikipedia.org/wiki/Open_source" text:style-name="Internet_20_link" text:visited-style-name="Visited_20_Internet_20_Link">open source</text:a>, <text:a xlink:type="simple" xlink:href="https://en.wikipedia.org/wiki/Open_hardware" text:style-name="Internet_20_link" text:visited-style-name="Visited_20_Internet_20_Link">open hardware</text:a>, <text:a xlink:type="simple" xlink:href="https://en.wikipedia.org/wiki/Open_content" text:style-name="Internet_20_link" text:visited-style-name="Visited_20_Internet_20_Link">open content</text:a>, and <text:a xlink:type="simple" xlink:href="https://en.wikipedia.org/wiki/Open_access_%28publishing%29" text:style-name="Internet_20_link" text:visited-style-name="Visited_20_Internet_20_Link">open access</text:a>. The philosophy behind open data has been long established (for example in the <text:a xlink:type="simple" xlink:href="https://en.wikipedia.org/wiki/Merton_thesis" text:style-name="Internet_20_link" text:visited-style-name="Visited_20_Internet_20_Link">Mertonian tradition of science</text:a>), but the term "open data" itself is recent, gaining popularity with the rise of the Internet and <text:a xlink:type="simple" xlink:href="https://en.wikipedia.org/wiki/World_Wide_Web" text:style-name="Internet_20_link" text:visited-style-name="Visited_20_Internet_20_Link">World Wide Web</text:a> and, especially, with the launch of open-data government initiatives such as <text:a xlink:type="simple" xlink:href="https://en.wikipedia.org/wiki/Data.gov" text:style-name="Internet_20_link" text:visited-style-name="Visited_20_Internet_20_Link">Data.gov</text:a> and <text:a xlink:type="simple" xlink:href="https://en.wikipedia.org/wiki/Data.gov.uk" text:style-name="Internet_20_link" text:visited-style-name="Visited_20_Internet_20_Link">Data.gov.uk</text:a>.</text:p>
      <text:p text:style-name="P6">to the adoption of global metadata standards and the development of open-source solutions promoting the use of statistical data. We focus on improving data and metadata accessibility and overall quality in support of research, policy making, and transparency, in the fields of economics, finance, healthcare, education, labor, social science, technology, agriculture, development, and the environment. </text:p>
      <text:p text:style-name="P7">Open Data Kit (ODK), an extensible, open-source suite of tools designed to build information services for developing regions. ODK currently provides four tools to this end: Collect, Aggregate, Voice, and Build.</text:p>
      <text:p text:style-name="P4"/>
      <text:p text:style-name="P4"/>
      <text:p text:style-name="P4"/>
      <text:p text:style-name="P4"/>
      <text:p text:style-name="P4"/>
      <text:p text:style-name="P4"/>
      <text:p text:style-name="P4"/>
      <text:p text:style-name="P4"/>
      <text:p text:style-name="P4">SOME USEFUL LINKS:</text:p>
      <text:p text:style-name="P2"><text:a xlink:type="simple" xlink:href="https://okfn.org/opendata/" text:style-name="Internet_20_link" text:visited-style-name="Visited_20_Internet_20_Link"><text:span text:style-name="T6">OPENDATA</text:span></text:a></text:p>
      <text:p text:style-name="Standard"><text:a xlink:type="simple" xlink:href="https://en.wikipedia.org/wiki/Open_data" text:style-name="Internet_20_link" text:visited-style-name="Visited_20_Internet_20_Link"><text:span text:style-name="T2">WIKI SOURCE</text:span></text:a></text:p>
      <text:p text:style-name="Standard"><text:a xlink:type="simple" xlink:href="http://firstmonday.org/ojs/index.php/fm/article/view/3316/2764" text:style-name="Internet_20_link" text:visited-style-name="Visited_20_Internet_20_Link"><text:span text:style-name="T1">effective use and empowered</text:span></text:a></text:p>
      <text:p text:style-name="Standard"><text:a xlink:type="simple" xlink:href="http://opendatahandbook.org/guide/en/introduction/" text:style-name="Internet_20_link" text:visited-style-name="Visited_20_Internet_20_Link"><text:span text:style-name="T2">HANDBOOK</text:span></text:a></text:p>
      <text:p text:style-name="Standard"><text:a xlink:type="simple" xlink:href="http://www.opendatafoundation.org/" text:style-name="Internet_20_link" text:visited-style-name="Visited_20_Internet_20_Link"><text:span text:style-name="T6">The Open Data Foundation (ODaF) - Data has many sources</text:span></text:a></text:p>
      <text:p text:style-name="Standard"><text:a xlink:type="simple" xlink:href="http://journals.plos.org/plosbiology/article?id=10.1371/journal.pbio.1001195" text:style-name="Internet_20_link" text:visited-style-name="Visited_20_Internet_20_Link"><text:span text:style-name="T6">Better Science</text:span></text:a></text:p>
      <text:p text:style-name="Standard"/>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19:28:08.735626942</meta:creation-date>
    <meta:generator>LibreOffice/5.0.5.2$Linux_X86_64 LibreOffice_project/00m0$Build-2</meta:generator>
    <dc:date>2016-03-31T20:18:04.585301177</dc:date>
    <meta:editing-duration>PT19M22S</meta:editing-duration>
    <meta:editing-cycles>3</meta:editing-cycles>
    <meta:document-statistic meta:table-count="0" meta:image-count="0" meta:object-count="0" meta:page-count="1" meta:paragraph-count="11" meta:word-count="222" meta:character-count="1442" meta:non-whitespace-character-count="1225"/>
  </office:meta>
</office:document-meta>
</file>